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500000003E8FA8C94C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9.589cm" svg:height="15.303cm" svg:x="1.001cm" svg:y="6.334cm">
          <draw:image xlink:href="Pictures/1000000000000500000003E8FA8C94CB.jpg" xlink:type="simple" xlink:show="embed" xlink:actuate="onLoad">
            <text:p/>
          </draw:image>
        </draw:frame>
        <draw:line draw:style-name="gr2" draw:text-style-name="P1" draw:layer="layout" svg:x1="10.525cm" svg:y1="6.207cm" svg:x2="10.525cm" svg:y2="21.701cm">
          <text:p/>
        </draw:line>
        <draw:line draw:style-name="gr2" draw:text-style-name="P1" draw:layer="layout" svg:x1="0.746cm" svg:y1="13.954cm" svg:x2="20.812cm" svg:y2="14.081cm">
          <text:p/>
        </draw:line>
        <draw:custom-shape draw:style-name="gr3" draw:text-style-name="P1" draw:layer="layout" svg:width="4.191cm" svg:height="0.889cm" svg:x="3.54cm" svg:y="12.684cm">
          <text:p text:style-name="P1">Diffus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0.889cm" svg:x="3.159cm" svg:y="20.304cm">
          <text:p text:style-name="P1">Position (Worl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0.889cm" svg:x="13.192cm" svg:y="12.684cm">
          <text:p text:style-name="P1">Normal (Worl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0.889cm" svg:x="14.081cm" svg:y="20.304cm">
          <text:p text:style-name="P1">Tex Coord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1-20T10:43:57</dc:date>
    <dc:creator>Etay Meiri</dc:creator>
    <meta:generator>LibreOffice/3.4$Unix LibreOffice_project/340m1$Build-402</meta:generator>
    <meta:editing-duration>PT8M7S</meta:editing-duration>
    <meta:editing-cycles>1</meta:editing-cycles>
    <meta:document-statistic meta:object-count="7"/>
  </office:meta>
</office:document-meta>
</file>